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Text_20_body">
      <style:paragraph-properties fo:margin-top="0in" fo:margin-bottom="0in"/>
    </style:style>
    <style:style style:name="P11" style:family="paragraph" style:parent-style-name="Text_20_body">
      <style:paragraph-properties fo:margin-left="0.7874in" fo:margin-right="0in" fo:margin-top="0in" fo:margin-bottom="0in" fo:text-indent="0in" style:auto-text-indent="false"/>
    </style:style>
    <style:style style:name="P12" style:family="paragraph" style:parent-style-name="Text_20_body">
      <style:paragraph-properties fo:margin-left="2.3626in" fo:margin-right="0in" fo:margin-top="0in" fo:margin-bottom="0in" fo:text-indent="0in" style:auto-text-indent="false"/>
    </style:style>
    <style:style style:name="P13" style:family="paragraph" style:parent-style-name="Text_20_body">
      <style:paragraph-properties fo:margin-left="1.5752in" fo:margin-right="0in" fo:margin-top="0in" fo:margin-bottom="0in" fo:text-indent="0in" style:auto-text-indent="false"/>
    </style:style>
    <style:style style:name="P14" style:family="paragraph" style:parent-style-name="Text_20_body">
      <style:paragraph-properties fo:margin-left="3.1492in" fo:margin-right="0in" fo:margin-top="0in" fo:margin-bottom="0in" fo:text-indent="0in" style:auto-text-indent="false"/>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paragraph-properties fo:margin-top="0in" fo:margin-bottom="0in"/>
    </style:style>
    <style:style style:name="P18" style:family="paragraph" style:parent-style-name="Heading_20_1" style:master-page-name="First_20_Page">
      <style:paragraph-properties style:page-number="auto"/>
    </style:style>
    <style:style style:name="P19" style:family="paragraph">
      <style:paragraph-properties style:writing-mode="lr-tb"/>
    </style:style>
    <style:style style:name="P2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font-name="Times New Roman2"/>
    </style:style>
    <style:style style:name="T6" style:family="text">
      <style:text-properties fo:color="#000000" style:font-name="Times New Roman2" fo:font-size="12pt"/>
    </style:style>
    <style:style style:name="T7" style:family="text">
      <style:text-properties fo:color="#000000" style:font-name="LucidaGrande" fo:font-size="12pt"/>
    </style:style>
    <style:style style:name="T8" style:family="text">
      <style:text-properties style:text-underline-style="solid" style:text-underline-width="auto" style:text-underline-color="font-color"/>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Introduction</text:h>
      <text:p text:style-name="P10">"Configuration description information" in this context refers to <text:span text:style-name="T8">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10"/>
      <text:p text:style-name="P10">Other information may be available via e.g. manuals or the Internet, and there may be pointers to that information in the CDI, but the format of that information is not under specification here.</text:p>
      <text:p text:style-name="P10"/>
      <text:p text:style-name="P10">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See Memory Configuration Protocol. <text:s/>That's one use for the CDI, and one way to retrieve it, but CDI is independent of that.</text:p>
      <text:p text:style-name="P10">CiA 306 “Electronic data sheet specification” describes the CANopen version of a similar capability.</text:p>
      <text:h text:style-name="Heading_20_1" text:outline-level="1"><text:soft-page-break/>Stuff to be merged into the above</text:h>
      <text:p text:style-name="Text_20_body"><text:span text:style-name="T7"/></text:p>
      <text:h text:style-name="Heading_20_2" text:outline-level="2">Environment of Proposal</text:h>
      <text:h text:style-name="Heading_20_3" text:outline-level="3">Requirements</text:h>
      <text:list xml:id="list1938457756" text:style-name="L1">
        <text:list-item>
          <text:p text:style-name="P15">Nodes must carry enough context that a stand-alone configuration tool can provide a useful human interface without getting any data from an external source, e.g. needing an Internet download to handle a new node type.</text:p>
        </text:list-item>
        <text:list-item>
          <text:p text:style-name="P15">It must be possible to configure a node entirely over the OpenLCB, without physical interactions, e.g. pushing buttons.</text:p>
        </text:list-item>
      </text:list>
      <text:h text:style-name="Heading_20_3" text:outline-level="3">Preferences</text:h>
      <text:list xml:id="list1599449811" text:style-name="L2">
        <text:list-item>
          <text:p text:style-name="P16">Small nodes shouldn't need a lot of processing power, e.g. to compress or decompress data in real time. Memory usage should also be limited, but is a second priority.</text:p>
        </text:list-item>
        <text:list-item>
          <text:p text:style-name="P16">Configuration operations should be state-less and idempotent to simplify software at both ends.</text:p>
        </text:list-item>
        <text:list-item>
          <text:p text:style-name="P16">Multiple independent configuration operations can proceed at the same time. Specifically, multiple devices should be able to retrieve correct configuration description information at the same time.</text:p>
        </text:list-item>
      </text:list>
      <text:h text:style-name="Heading_20_3" text:outline-level="3" text:is-list-header="true">Design Points</text:h>
      <text:p text:style-name="Text_20_body">Basic configuration is done with the <text:a xlink:type="simple" xlink:href="../../../documents/MemoryConfigurationProtocol.html">configuration protocol</text:a> defined elsewhere. </text:p>
      <text:p text:style-name="P10">The “Variables” described here are not exactly the same thing as “Configuration Variables” (CVs) or “Node Variables” (NVs) that are discussed elsewhere. Those are aimed at storage, and so are grouped by address. The “Variables” here are grouped by function. “Long address” might be several CVs, but would be one variable to this proposal. Similarly, CV29 has lots of variables within it, each stored as bits. Perhaps it would be better to use a different name here, such as “Setting” or “Option”?</text:p>
      <text:p text:style-name="P10"/>
      <text:p text:style-name="P10"/>
      <text:p text:style-name="P10"/>
      <text:h text:style-name="Heading_20_2" text:outline-level="2">Proposal</text:h>
      <text:p text:style-name="P10"/>
      <text:h text:style-name="Heading_20_3" text:outline-level="3">Definition</text:h>
      <text:p text:style-name="P10"/>
      <text:p text:style-name="P10"/>
      <text:p text:style-name="P10">2) The primary design constraints are complexity and size in the OpenLCB device providing CDI, and complexity and size in the device consuming the CDI.</text:p>
      <text:p text:style-name="P10"/>
      <text:p text:style-name="P10">2A) Size and complexity in the providing device is the more important constraint. There are more of those devices, they are cost sensitive, and they may not be upgradable once delivered.</text:p>
      <text:p text:style-name="P10"/>
      <text:p text:style-name="P10"><text:soft-page-break/>2B) Size and complexity in the CDI-consuming device should also be considered. In particular, code complexity is an issue which must be addressed.</text:p>
      <text:p text:style-name="P10"/>
      <text:p text:style-name="P10"/>
      <text:p text:style-name="P10">3) Secondary constraints are testability of the provided information, scalability of the format, and the convenience and availability of a suitable toolchain.</text:p>
      <text:p text:style-name="P10"/>
      <text:p text:style-name="P10"/>
      <text:p text:style-name="P10">4) There is a physical/logical structure to the configuration which the CDI can and should reflect:</text:p>
      <text:p text:style-name="P10"/>
      <text:p text:style-name="P10">4A) The basic OpenLCB unit is a "Node". Nodes provide CDI for their needed configuration information. The protocol for that will be defined elsewhere/elsewhen.</text:p>
      <text:p text:style-name="P10"/>
      <text:p text:style-name="P10">4B) A Node can contain zero or more "Producers". Each Producer is independently configured. There is no ordering between separate Producers, but they can be numbered for ease of reference.</text:p>
      <text:p text:style-name="P10"/>
      <text:p text:style-name="P10">4C) A Node can contain zero or more "Consumers". Each Consumer is independently configured. There is no ordering between separate Consumers, or between individual Consumers and Producers, but they can be numbered for ease of reference.</text:p>
      <text:p text:style-name="P10"/>
      <text:p text:style-name="P10">4D) Each Producer or Consumer can be configured with zero or one Events.</text:p>
      <text:p text:style-name="P10"/>
      <text:p text:style-name="P10">4E) Each Event has an Identifier which uniquely defines it. An event may optionally carry additional data.</text:p>
      <text:p text:style-name="P10"/>
      <text:p text:style-name="P10">4F) To ensure future growth, there is no required "device", "channel" or other grouping within a node. Those may be present in some node types, and CDI must be able to represent them, but may not require any specific organization.</text:p>
      <text:p text:style-name="P10"/>
      <text:h text:style-name="Heading_20_3" text:outline-level="3">Storage</text:h>
      <text:p text:style-name="P10">The configuration definition is stored in a hierarchical manner.</text:p>
      <text:p text:style-name="P10"/>
      <text:p text:style-name="P10">I) In what follows:</text:p>
      <text:p text:style-name="P10"/>
      <text:p text:style-name="P10">A "String" must be present; an "Optional String" does not have to be. Strings can be either in ASCII (8-bit) or, to allow international use, UTF-8 or UTF-16.</text:p>
      <text:p text:style-name="P10"/>
      <text:p text:style-name="P10">An "Integer" may be signed; if no sign, it's taken as positive.</text:p>
      <text:p text:style-name="P10"/>
      <text:p text:style-name="P10">A "Map" provides a set of named descriptive values. It contains:</text:p>
      <text:p text:style-name="P10"/>
      <text:p text:style-name="P11">Name: Optional String, if present required to be unique within enclosing group or node</text:p>
      <text:p text:style-name="P11">Description: Optional String</text:p>
      <text:p text:style-name="P11">1 or more "Key", "Value" pairs. Each element of the pair can be of any supported type, depending only on how it is to be used.</text:p>
      <text:p text:style-name="P10"><text:soft-page-break/>Map elements provide a mapping between the pairs they contain. For example, a map can relate numeric values for a variable to descriptio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10"/>
      <text:p text:style-name="P10">II) At the top, root level is the information for a "node". This includes:</text:p>
      <text:p text:style-name="P10"/>
      <text:p text:style-name="P10">Manufacturer: String</text:p>
      <text:p text:style-name="P10">Descriptive Map: May contain “Model”, “Version”, “URL” and “Description” keys, along with any others desired.</text:p>
      <text:p text:style-name="P10"/>
      <text:p text:style-name="P10">Model: If present, the human-readable model name the manufacturer gives to this node.</text:p>
      <text:p text:style-name="P10">Version: If present, the human-readable version string for the current board.</text:p>
      <text:p text:style-name="P10">Description: Optional String</text:p>
      <text:p text:style-name="P10">URL: If present, a URL for more information. No specific content is expected at the URL; If desired, that can be dealt with in a different specification.</text:p>
      <text:p text:style-name="P10"/>
      <text:p text:style-name="P10">Any other information desired can be added via additional keys.</text:p>
      <text:p text:style-name="P10"/>
      <text:p text:style-name="P10">III) Within the node is zero or more "groups". Each group contains:</text:p>
      <text:p text:style-name="P10"/>
      <text:p text:style-name="P10">Name: String, required to be unique within enclosing group or node</text:p>
      <text:p text:style-name="P10">Descriptive Map: Map of documentation information; the “Description” key is the basic item.</text:p>
      <text:p text:style-name="P10">Replication count: Integer &gt;= 1 (number of times this group is replicated within the parent item)</text:p>
      <text:p text:style-name="P10"/>
      <text:p text:style-name="P10">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10"/>
      <text:p text:style-name="P10">Individual groups within replicated groups are numbered from 1 to the replication count. If more than one replicated group is present, the numbering for each starts again with 1.</text:p>
      <text:p text:style-name="P10"/>
      <text:p text:style-name="P10">Groups may contain one or more inner groups, with the same representation. This may continue to any desired level.</text:p>
      <text:p text:style-name="P10"/>
      <text:p text:style-name="P10">IV) Groups may contain "variable", "producer" and/or "consumer" descriptions.</text:p>
      <text:p text:style-name="P10"/>
      <text:p text:style-name="P10">IV-a) A "variable" description contains:</text:p>
      <text:p text:style-name="P10"/>
      <text:p text:style-name="P10">Name: String, required to be unique within enclosing group or node</text:p>
      <text:p text:style-name="P10">Type: Exactly one of "boolean", "digit" (an unsigned binary-coded-decimal value), "signed" (a binary value with a sign), "unsigned" (a binary value without a sign), "string" (an ASCII string, not-null terminated), or "blob" (arbitrary byte vector).</text:p>
      <text:p text:style-name="P10">Max: Integer - For string and blob variables, the maximum number of bytes that can be stored. For digit, signed and unsigned types, the maximum value allowed.</text:p>
      <text:p text:style-name="P10"><text:soft-page-break/>Min: Integer - For digit, signed and unsigned values, the minimum value allowed.</text:p>
      <text:p text:style-name="P10">Description: Optional String</text:p>
      <text:p text:style-name="P10">Default: value of this Type, required</text:p>
      <text:p text:style-name="P10">Offset: Optional integer offset with in the configuration address space for this item; if not present, data is laid out by length in depth-first order.</text:p>
      <text:p text:style-name="P10"/>
      <text:p text:style-name="P10">A variable may contain zero or one map descriptions. If present, the map represents a mapping between possible values (the "Key" part of the map's pairs) and convenient names for them (the "Value" part of the map's pairs). </text:p>
      <text:p text:style-name="P10"/>
      <text:p text:style-name="P10">Note that the current value of a variable is not considered configuration definition information (see item 1A and 1B in the introduction).</text:p>
      <text:p text:style-name="P10"/>
      <text:p text:style-name="P10">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text:p>
      <text:p text:style-name="P10"/>
      <text:p text:style-name="P10">IV-b) A "producer" description contains:</text:p>
      <text:p text:style-name="P10"/>
      <text:p text:style-name="P10">Name: String, required to be unique within enclosing group or node</text:p>
      <text:p text:style-name="P10">Description: Optional String</text:p>
      <text:p text:style-name="P10">Replication count: Integer &gt;= 1 (number of times this producer definition is replicated within the parent item)</text:p>
      <text:p text:style-name="P10">Offset: Optional integer offset with in the configuration address space for this item; if not present, data is laid out by length in depth-first order.</text:p>
      <text:p text:style-name="P10"/>
      <text:p text:style-name="P10">A producer description may contain zero or more variable descriptions for any variables that configure details of the producer's function. </text:p>
      <text:p text:style-name="P10"/>
      <text:p text:style-name="P10">IV-c) A "consumer" description contains:</text:p>
      <text:p text:style-name="P10"/>
      <text:p text:style-name="P10">Name: String, required to be unique within enclosing group or node</text:p>
      <text:p text:style-name="P10">Description: Optional String</text:p>
      <text:p text:style-name="P10">Replication count: Integer &gt;= 1 (number of times this consumer definition is replicated within the parent item)</text:p>
      <text:p text:style-name="P10">Offset: Optional integer offset with in the configuration address space for this item; if not present, data is laid out by length in depth-first order.</text:p>
      <text:p text:style-name="P10"/>
      <text:p text:style-name="P10">A consumer description may contain zero or more variable descriptions for any variables that configure details of the consumer function. This may include e.g. variables that define how any content in incoming messages will be used.</text:p>
      <text:h text:style-name="Heading_20_3" text:outline-level="3">Serialization</text:h>
      <text:p text:style-name="Text_20_body">The logical layout in the previous section has to be converted to some serial set of bytes for transfer and storage.</text:p>
      <text:p text:style-name="Text_20_body"><text:soft-page-break/>The primary format is straight-forward XML. (Link to schema)</text:p>
      <text:p text:style-name="Text_20_body">Another is compressed binary information. Either an aggressive compression algorithm, or some context-aware compression, can be used. Size and ease of expansion are the key criteria; ease of compression is much less important. XSLT can do some of the reformatting between compact and readable form</text:p>
      <text:p text:style-name="Text_20_body">We need to pick <text:span text:style-name="T8">one</text:span> format for a lingua franca.</text:p>
      <text:h text:style-name="Heading_20_2" text:outline-level="2">Example</text:h>
      <text:p text:style-name="P10">The following is not meant to show <text:span text:style-name="T8">how</text:span> configuration definition information would be stored, but <text:span text:style-name="T8">what kinds</text:span> of information would be stored. It's a description of a complex accessory decoder, the Digitrax DS54, modified for use in a Producer-Consumer model.</text:p>
      <text:p text:style-name="P10"/>
      <text:p text:style-name="P10">Hopefully the syntax will be self-explanatory. In any case, it's just for this example, not a proposal of any kind.</text:p>
      <text:p text:style-name="P10"/>
      <text:p text:style-name="P10">Manufacturer (String): Digitrax</text:p>
      <text:p text:style-name="P10">Model (String): DS54</text:p>
      <text:p text:style-name="P10">Version (String): 2.33</text:p>
      <text:p text:style-name="P10">Description (Optional String): For more information, see http://digitrax.com/asdf/123</text:p>
      <text:p text:style-name="P10"/>
      <text:p text:style-name="P10">Group start:</text:p>
      <text:p text:style-name="P10">Name (String): Decoder</text:p>
      <text:p text:style-name="P10">Description (Optional String): These variables describe the entire board</text:p>
      <text:p text:style-name="P10">Replication count (integer): 1</text:p>
      <text:p text:style-name="P10"/>
      <text:p text:style-name="P11">Variable:</text:p>
      <text:p text:style-name="P11">Name: Address</text:p>
      <text:p text:style-name="P11">Type: Integer</text:p>
      <text:p text:style-name="P11">Max: 2044</text:p>
      <text:p text:style-name="P11">Min: 0</text:p>
      <text:p text:style-name="P11">Description: This is the board address, in DCC space originally</text:p>
      <text:p text:style-name="P11"/>
      <text:p text:style-name="P10"/>
      <text:p text:style-name="P11">Group start: (Note this is nested in "Decoder")</text:p>
      <text:p text:style-name="P11">Name (String): Channel</text:p>
      <text:p text:style-name="P11">Description (Optional String): Each Channel is one pair of output wires and contains two inputs</text:p>
      <text:p text:style-name="P11">Replication count (integer): 4</text:p>
      <text:p text:style-name="P12"/>
      <text:p text:style-name="P13">Group start: (Note this is nested in "Channel")</text:p>
      <text:p text:style-name="P13">Name (String): Input</text:p>
      <text:p text:style-name="P13">Description (Optional String): Each Channel has two inputs, called "Switch" and "Aux"</text:p>
      <text:p text:style-name="P13">Replication count (integer): 2</text:p>
      <text:p text:style-name="P13"/>
      <text:p text:style-name="P13"><text:soft-page-break/>Producer start:</text:p>
      <text:p text:style-name="P13">Name: Switch Input Active</text:p>
      <text:p text:style-name="P13">Description: Driven by the 1st input wire for this channel. The variables control ....</text:p>
      <text:p text:style-name="P13"/>
      <text:p text:style-name="P12">Variable:</text:p>
      <text:p text:style-name="P12">Name: Input Type</text:p>
      <text:p text:style-name="P12">Type: Integer</text:p>
      <text:p text:style-name="P12">Max: 10</text:p>
      <text:p text:style-name="P12">Min: 0</text:p>
      <text:p text:style-name="P12">Default: 0</text:p>
      <text:p text:style-name="P12">Description: Specify the type of signal expected on this input</text:p>
      <text:p text:style-name="P12">Map:</text:p>
      <text:p text:style-name="P12">Name: Values</text:p>
      <text:p text:style-name="P12">"0", "positive edge"</text:p>
      <text:p text:style-name="P12">"1", "negative edge"</text:p>
      <text:p text:style-name="P12">"2", "either edge"</text:p>
      <text:p text:style-name="P12">...</text:p>
      <text:p text:style-name="P12">Map End</text:p>
      <text:p text:style-name="P12">Variable End</text:p>
      <text:p text:style-name="P12">Variable:</text:p>
      <text:p text:style-name="P12">Name: Input Task</text:p>
      <text:p text:style-name="P12">Type: Integer</text:p>
      <text:p text:style-name="P12">Max: 8</text:p>
      <text:p text:style-name="P12">Min: 0</text:p>
      <text:p text:style-name="P12">Default: 0</text:p>
      <text:p text:style-name="P12">Description: Specify the local action when this input is active</text:p>
      <text:p text:style-name="P12"/>
      <text:p text:style-name="P14">Map:</text:p>
      <text:p text:style-name="P14">Name: Values</text:p>
      <text:p text:style-name="P14">"0", "Output toggle"</text:p>
      <text:p text:style-name="P14">"1", "No output change"</text:p>
      <text:p text:style-name="P14">"2", "Output thrown"</text:p>
      <text:p text:style-name="P14">...</text:p>
      <text:p text:style-name="P14">Map End</text:p>
      <text:p text:style-name="P12">Variable End</text:p>
      <text:p text:style-name="P13">Producer end:</text:p>
      <text:p text:style-name="P13">Producer start:</text:p>
      <text:p text:style-name="P13">Name: Aux Input Active</text:p>
      <text:p text:style-name="P13">Description: Driven by the 2nd input wire for this channel. The variables control ....</text:p>
      <text:p text:style-name="P13"/>
      <text:p text:style-name="P12">Variable:</text:p>
      <text:p text:style-name="P12">Name: Input Type</text:p>
      <text:p text:style-name="P12">Type: Integer</text:p>
      <text:p text:style-name="P12">Max: 10</text:p>
      <text:p text:style-name="P12"><text:soft-page-break/>Min: 0</text:p>
      <text:p text:style-name="P12">Default: 0</text:p>
      <text:p text:style-name="P12">Description: Specify the type of signal expected on this input</text:p>
      <text:p text:style-name="P12">Map:</text:p>
      <text:p text:style-name="P12">Name: Values</text:p>
      <text:p text:style-name="P12">"0", "positive edge"</text:p>
      <text:p text:style-name="P12">"1", "neither edge"</text:p>
      <text:p text:style-name="P12">"2", "either edge"</text:p>
      <text:p text:style-name="P12">...</text:p>
      <text:p text:style-name="P12">Map End</text:p>
      <text:p text:style-name="P12">Variable End</text:p>
      <text:p text:style-name="P12">Variable:</text:p>
      <text:p text:style-name="P12">Name: Input Task</text:p>
      <text:p text:style-name="P12">Type: Integer</text:p>
      <text:p text:style-name="P12">Max: 8</text:p>
      <text:p text:style-name="P12">Min: 0</text:p>
      <text:p text:style-name="P12">Default: 0</text:p>
      <text:p text:style-name="P12">Description: Specify the local action when this input is active</text:p>
      <text:p text:style-name="P12"/>
      <text:p text:style-name="P14">Map:</text:p>
      <text:p text:style-name="P14">Name: Values</text:p>
      <text:p text:style-name="P14">"0", "Output toggle"</text:p>
      <text:p text:style-name="P14">"1", "No output change"</text:p>
      <text:p text:style-name="P14">"2", "Output thrown"</text:p>
      <text:p text:style-name="P14">...</text:p>
      <text:p text:style-name="P14">Map End</text:p>
      <text:p text:style-name="P12">Variable End</text:p>
      <text:p text:style-name="P13">Producer end:</text:p>
      <text:p text:style-name="P10"/>
      <text:p text:style-name="P11">Group end: (This is the end of the input group)</text:p>
      <text:p text:style-name="P10"/>
      <text:p text:style-name="P11">Variable:</text:p>
      <text:p text:style-name="P11">Name: Output Type</text:p>
      <text:p text:style-name="P11">Type: Integer</text:p>
      <text:p text:style-name="P11">Max: 40</text:p>
      <text:p text:style-name="P11">Min: 0</text:p>
      <text:p text:style-name="P11">Default: 0</text:p>
      <text:p text:style-name="P11">Description: Determines what the output leads do in response to events ....</text:p>
      <text:p text:style-name="P11"/>
      <text:p text:style-name="P11">Consumer start:</text:p>
      <text:p text:style-name="P11">Name: Turnout Active Thrown</text:p>
      <text:p text:style-name="P11">Description: Set the thrown output lead active and closed lead inactive.</text:p>
      <text:p text:style-name="P11">Consumer end:</text:p>
      <text:p text:style-name="P11"/>
      <text:p text:style-name="P11">Consumer start:</text:p>
      <text:p text:style-name="P11">Name: Turnout Active Closed</text:p>
      <text:p text:style-name="P11"><text:soft-page-break/>Description: Set the closed output lead active and thrown lead inactive.</text:p>
      <text:p text:style-name="P11">Consumer end:</text:p>
      <text:p text:style-name="P11"/>
      <text:p text:style-name="P11">Consumer start:</text:p>
      <text:p text:style-name="P11">Name: Turnout Active Both</text:p>
      <text:p text:style-name="P11">Description: Sets both output leads active.</text:p>
      <text:p text:style-name="P11">Consumer end:</text:p>
      <text:p text:style-name="P11"/>
      <text:p text:style-name="P11">Consumer start:</text:p>
      <text:p text:style-name="P11">Name: Turnout Inactive</text:p>
      <text:p text:style-name="P11">Description: Sets both output leads inactive.</text:p>
      <text:p text:style-name="P11">Consumer end:</text:p>
      <text:p text:style-name="P11"/>
      <text:p text:style-name="P11">Group end: (This is end of the "Channel" group)</text:p>
      <text:p text:style-name="P10"/>
      <text:p text:style-name="P10">Group end: (This is end of the "Decoder" group)</text:p>
      <text:p text:style-name="P10"/>
      <text:p text:style-name="P10"/>
      <text:p text:style-name="P10">Some thoughts based on putting this example together:</text:p>
      <text:p text:style-name="P10"/>
      <text:p text:style-name="P10">1) In a real DS54, there are subtle differences between the Switch and Aux configuration choices on the various channels. I blurred those here by documenting them identically via replication. For a real device, they could either be separately specified or (more likely) the differences wouldn't matter in a P/C-based device.</text:p>
      <text:p text:style-name="P10"/>
      <text:p text:style-name="P10">2) A DS54 can receive messages that put its output into four states: One side on, the other side on, both sides on, and neither side on. These four interacts with the "Output Type" setting in weird and wonderful ways. This was represented as four consumers. This seems a much more logical way to configure the device, as it gives more flexibility to the rest of the layout that's originating the requests.</text:p>
      <text:p text:style-name="P10"/>
      <text:p text:style-name="P10">3) The DS54 inputs also generate messages. They are specified as two producers (for the active and inactive messages). </text:p>
      <text:h text:style-name="Heading_20_2" text:outline-level="2">Implementation Notes</text:h>
      <text:p text:style-name="Text_20_body">This section is non-normative notes and suggestions for implementors.</text:p>
      <text:p text:style-name="Text_20_body">Some references for XML compression:</text:p>
      <text:p text:style-name="Text_20_body"><text:a xlink:type="simple" xlink:href="http://www.ibm.com/developerworks/xml/library/x-datacompression/index.html?cmp=dw&amp;cpb=dwxml&amp;ct=dwnew&amp;cr=dwnen&amp;ccy=zz&amp;csr=072111">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http://excamera.com/sphinx/article-compression.html</text:a></text:p>
      <text:p text:style-name="Text_20_body"><text:soft-page-break/>XML strings can start with a UTF BOM (either 0xEF, 0xFF or 0xFE in the 1<text:span text:style-name="T4">st</text:span> byte, since there's no need to support UTF-32BE or UTF-32LE), or the ASCII text for “&lt;?xml” which starts with 0x3C. Something else should be defined as the “Compressed” indicator(s), probably with the 0x80 bit se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Title<text:tab/>1</text:p>
          <text:p text:style-name="P9">Section Title<text:tab/>2</text:p>
          <text:p text:style-name="P9">Section Title<text:tab/>2</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raesent Gravida Technical Not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0</text:page-count></text:span></text:span><text:span text:style-name="Page_20_Number"><text:span text:style-name="MT2"> - </text:span></text:span><text:span text:style-name="Page_20_Number"><text:span text:style-name="MT2"><text:date style:data-style-name="N116" text:date-value="2012-05-20T19:23:26">5/20/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5-20T19:23:26">May 20,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0</text:page-number></text:span></text:span><text:span text:style-name="Page_20_Number"><text:span text:style-name="MT4"> of </text:span></text:span><text:span text:style-name="Page_20_Number"><text:span text:style-name="MT4"><text:page-count style:num-format="1">10</text:page-count></text:span></text:span><text:span text:style-name="Page_20_Number"><text:span text:style-name="MT4"> - </text:span></text:span><text:span text:style-name="Page_20_Number"><text:span text:style-name="MT4"><text:date style:data-style-name="N116" text:date-value="2012-05-20T19:23:26">5/20/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Technical Note</dc:title>
    <meta:initial-creator>Alex Shepherd</meta:initial-creator>
    <meta:creation-date>2009-01-22T07:11:27</meta:creation-date>
    <meta:editing-cycles>63</meta:editing-cycles>
    <meta:editing-duration>PT12H10M6S</meta:editing-duration>
    <meta:generator>OpenOffice.org/3.3$Unix OpenOffice.org_project/330m20$Build-9567</meta:generator>
    <dc:date>2012-05-20T19:23:25</dc:date>
    <dc:creator>Bob Jacobsen</dc:creator>
    <meta:document-statistic meta:table-count="1" meta:image-count="1" meta:object-count="0" meta:page-count="10" meta:paragraph-count="233" meta:word-count="2637" meta:character-count="16521"/>
    <meta:user-defined meta:name="Info 1"/>
    <meta:user-defined meta:name="Info 2"/>
    <meta:user-defined meta:name="Info 3"/>
    <meta:user-defined meta:name="Info 4"/>
  </office:meta>
</office:document-meta>
</file>